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nbow Connections <text:s text:c="5"/>(Main)</text:p>
      <text:p text:style-name="P1"/>
      <text:p text:style-name="P1">Circle Left</text:p>
      <text:p text:style-name="P1"><text:s text:c="3"/>“Why are there so many about Rainbows”</text:p>
      <text:p text:style-name="P1"><text:s text:c="4"/>“What's on the other side”</text:p>
      <text:p text:style-name="P1"><text:s/>Four Men Star by the Right <text:s/>“one time tonigh”</text:p>
      <text:p text:style-name="P1"><text:s/>Allemande and Weave</text:p>
      <text:p text:style-name="P1"><text:s text:c="3"/>“Rainbows are visions but only illusions”</text:p>
      <text:p text:style-name="P1"><text:s/>Swing your girl <text:s/>* <text:s/>Promenade</text:p>
      <text:p text:style-name="P1"><text:s text:c="2"/>“Someday I'll find it * The Rainbow Conn”</text:p>
      <text:p text:style-name="P1"><text:s text:c="2"/>“with lovers and dreamers and me”</text:p>
      <text:p text:style-name="P1"/>
      <text:p text:style-name="P1"><text:s/>Heads Promenade “halfway around”</text:p>
      <text:p text:style-name="P1"><text:s/>Down the middle * Square Thru 4</text:p>
      <text:p text:style-name="P1"><text:s/>“all the way round” * R &amp; L Thru</text:p>
      <text:p text:style-name="P1"><text:s/>Centers Wheel around <text:s/>&amp; Pass thru </text:p>
      <text:p text:style-name="P1">R&amp;L Thru * Pass Thru * Trade By</text:p>
      <text:p text:style-name="P1">Pass Thru <text:s/>and <text:s/>Trade by </text:p>
      <text:p text:style-name="P1"><text:s/>Swing this Girl * <text:s/>Promenade</text:p>
      <text:p text:style-name="P1"><text:s text:c="3"/>“Someday I'll find it * The Rainbow Conn”</text:p>
      <text:p text:style-name="P1"><text:s text:c="2"/>“with lovers and dreamers and me”</text:p>
      <text:p text:style-name="P1"/>
      <text:p text:style-name="P1"><text:soft-page-break/>Rainbow Connections <text:s text:c="5"/>(Plus)</text:p>
      <text:p text:style-name="P1"/>
      <text:p text:style-name="P1">Circle Left</text:p>
      <text:p text:style-name="P1"><text:s text:c="3"/>“Why are there so many about Rainbows”</text:p>
      <text:p text:style-name="P1"><text:s text:c="4"/>“What's on the other side”</text:p>
      <text:p text:style-name="P1"><text:s/>Four Men Star by the Right <text:s/>“one time tonigh”</text:p>
      <text:p text:style-name="P1"><text:s/>Allemande and Weave</text:p>
      <text:p text:style-name="P1"><text:s text:c="3"/>“Rainbows are visions but only illusions”</text:p>
      <text:p text:style-name="P1"><text:s/>Swing your girl <text:s/>* <text:s/>Promenade</text:p>
      <text:p text:style-name="P1"><text:s text:c="2"/>“Someday I'll find it * The Rainbow Conn”</text:p>
      <text:p text:style-name="P1"><text:s text:c="2"/>“with lovers and dreamers and me”</text:p>
      <text:p text:style-name="P1"/>
      <text:p text:style-name="P1"><text:s/>Heads Promenade “halfway around”</text:p>
      <text:p text:style-name="P1"><text:s/>Down the middle * Square Thru 4</text:p>
      <text:p text:style-name="P1"><text:s/>“all the way round” * R &amp; L Thru</text:p>
      <text:p text:style-name="P1"><text:s/>Touch ¼ * Follow yur Nieghbor “Do not sprd”</text:p>
      <text:p text:style-name="P1"><text:s/>All 8 Circulate * <text:s/>“Now sprd”</text:p>
      <text:p text:style-name="P1"><text:s/>Swing this Girl * <text:s/>Promenade</text:p>
      <text:p text:style-name="P1"><text:s text:c="3"/>“Someday I'll find it * The Rainbow Conn”</text:p>
      <text:p text:style-name="P1"><text:s text:c="2"/>“with lovers and dreamers and me”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09T13:26:43.53</meta:creation-date>
    <meta:document-statistic meta:table-count="0" meta:image-count="0" meta:object-count="0" meta:page-count="2" meta:paragraph-count="37" meta:word-count="236" meta:character-count="1239"/>
    <dc:date>2018-06-09T13:28:05.29</dc:date>
    <meta:editing-duration>PT1M21S</meta:editing-duration>
    <meta:editing-cycles>1</meta:editing-cycles>
    <meta:generator>OpenOffice/4.1.2$Win32 OpenOffice.org_project/412m3$Build-9782</meta:generator>
  </office:meta>
</office:document-meta>
</file>